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Text_20_body">
      <style:paragraph-properties style:writing-mode="lr-tb"/>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writing-mode="lr-tb"/>
      <style:text-properties style:font-name="Consolas" fo:font-size="10pt" style:font-name-asian="Consolas" style:font-size-asian="10pt" style:font-name-complex="Consolas" style:font-size-complex="10pt"/>
    </style:style>
    <style:style style:name="P8" style:family="paragraph" style:parent-style-name="Standard">
      <style:paragraph-properties style:writing-mode="lr-tb"/>
      <style:text-properties style:font-name="Consolas" fo:font-size="10pt" style:font-name-asian="Consolas" style:font-size-asian="10pt" style:font-name-complex="Consolas" style:font-size-complex="10pt"/>
    </style:style>
    <style:style style:name="P9" style:family="paragraph" style:parent-style-name="Text_20_body">
      <style:paragraph-properties style:writing-mode="lr-tb"/>
    </style:style>
    <style:style style:name="P10" style:family="paragraph" style:parent-style-name="Text_20_body" style:list-style-name="L1">
      <style:paragraph-properties style:writing-mode="lr-tb"/>
    </style:style>
    <style:style style:name="P11" style:family="paragraph" style:parent-style-name="Text_20_body" style:list-style-name="L2">
      <style:paragraph-properties style:writing-mode="lr-tb"/>
    </style:style>
    <style:style style:name="P12" style:family="paragraph" style:parent-style-name="Text_20_body" style:list-style-name="L3">
      <style:paragraph-properties style:writing-mode="lr-tb"/>
    </style:style>
    <style:style style:name="P13" style:family="paragraph" style:parent-style-name="Text_20_body" style:list-style-name="L4">
      <style:paragraph-properties style:writing-mode="lr-tb"/>
    </style:style>
    <style:style style:name="P14" style:family="paragraph" style:parent-style-name="Text_20_body" style:list-style-name="L5">
      <style:paragraph-properties style:writing-mode="lr-tb"/>
    </style:style>
    <style:style style:name="P15" style:family="paragraph" style:parent-style-name="Text_20_body" style:list-style-name="L6">
      <style:paragraph-properties style:writing-mode="lr-tb"/>
    </style:style>
    <style:style style:name="P16" style:family="paragraph" style:parent-style-name="Heading_20_1">
      <style:paragraph-properties fo:text-align="start" style:justify-single-word="false" style:writing-mode="lr-tb"/>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text-underline-style="non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0000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esign Decisions</text:h>
      <text:h text:style-name="Heading_20_2" text:outline-level="2">Default contract generation</text:h>
      <text:p text:style-name="Text_20_body"><text:span text:style-name="Paragraph">Problem:</text:span> It should be possible to proof methods and classes without (JML) specifications. In this case it is required to find a proof obligation which can be verified with KeY.</text:p>
      <text:p text:style-name="P4"><text:span text:style-name="Paragraph">Solutions: </text:span>The following solutions are possible:</text:p>
      <text:list xml:id="list31482348" text:style-name="L4">
        <text:list-item>
          <text:p text:style-name="P13">Define a new individual proof obligation. It can be created manually or definend as String and parsed.</text:p>
        </text:list-item>
      </text:list>
      <text:list xml:id="list31495519" text:style-name="L5">
        <text:list-item>
          <text:p text:style-name="P14">Advantage: Very flexible, because it can be defined from scratch optimized for debugging.</text:p>
        </text:list-item>
        <text:list-item>
          <text:p text:style-name="P14">Disadvantage: Possible different behavior compared to using a contract.</text:p>
        </text:list-item>
      </text:list>
      <text:list xml:id="list31559505" text:continue-list="list31482348" text:style-name="L4">
        <text:list-item>
          <text:p text:style-name="P13">Generate a default (JML) contract that is proved with the normal proof obligations from KeY.</text:p>
        </text:list-item>
      </text:list>
      <text:list xml:id="list31506680" text:style-name="L6">
        <text:list-item>
          <text:p text:style-name="P15">Disadvantage: Not so flexible as the first solution.</text:p>
        </text:list-item>
        <text:list-item>
          <text:p text:style-name="P15">Advantage: Easier to implement and same behavior as KeY</text:p>
        </text:list-item>
      </text:list>
      <text:p text:style-name="Text_20_body"><text:span text:style-name="Paragraph">Decision:</text:span> The second solution is implemented at the moment because no debugger specific settings are required. With this assumption it is easier to realize and the behavior is identical to KeY.</text:p>
      <text:h text:style-name="Heading_20_2" text:outline-level="2">Filtering invalid branches in the proof tree</text:h>
      <text:p text:style-name="P4"><text:span text:style-name="Paragraph">Problem: </text:span>For the symbolic execution debugger it is required to add a predicate that is not verifiable to the problem (proof obligtion) to verify. The assumption is that branches in the proof tree which are closed represents now invalid paths which should be ignored. Only open paths are valid and should be shown in the symbolic execution debugger to the user.</text:p>
      <text:p text:style-name="P4">The following example shows why this is required:</text:p>
      <text:p text:style-name="P8"><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NullPointerExceptionInStatement {</text:span></text:span></text:p>
      <text:p text:style-name="P1"><text:span text:style-name="Source_20_Text"><text:span text:style-name="T2"><text:s text:c="4"/>Object </text:span></text:span><text:span text:style-name="Source_20_Text"><text:span text:style-name="T5">/*@ </text:span></text:span><text:span text:style-name="Source_20_Text"><text:span text:style-name="T6">nullable</text:span></text:span><text:span text:style-name="Source_20_Text"><text:span text:style-name="T5"> @*/</text:span></text:span><text:span text:style-name="Source_20_Text"><text:span text:style-name="T2"> </text:span></text:span><text:span text:style-name="Source_20_Text"><text:span text:style-name="T7">next</text:span></text:span><text:span text:style-name="Source_20_Text"><text:span text:style-name="T2">;</text:span></text:span></text:p>
      <text:p text:style-name="P2"><text:span text:style-name="Source_20_Text"><text:tab/></text:span></text:p>
      <text:p text:style-name="P1"><text:span text:style-name="Source_20_Text"><text:span text:style-name="T2"><text:s text:c="4"/></text:span></text:span><text:span text:style-name="Source_20_Text"><text:span text:style-name="T5">/*@ requires true;</text:span></text:span></text:p>
      <text:p text:style-name="P3"><text:span text:style-name="Source_20_Text"><text:s text:c="6"/>@ ensures true;</text:span></text:p>
      <text:p text:style-name="P3"><text:span text:style-name="Source_20_Text"><text:s text:c="6"/>@*/</text:span></text:p>
      <text:p text:style-name="P1"><text:span text:style-name="Source_20_Text"><text:span text:style-name="T3"><text:s text:c="4"/></text:span></text:span><text:span text:style-name="Source_20_Text"><text:span text:style-name="T1">public</text:span></text:span><text:span text:style-name="Source_20_Text"><text:span text:style-name="T2"> </text:span></text:span><text:span text:style-name="Source_20_Text"><text:span text:style-name="T1">void</text:span></text:span><text:span text:style-name="Source_20_Text"><text:span text:style-name="T2"> doSomething() {</text:span></text:span></text:p>
      <text:p text:style-name="P1"><text:span text:style-name="Source_20_Text"><text:span text:style-name="T2"><text:s text:c="8"/>NullPointerExceptionInStatement o = </text:span></text:span><text:span text:style-name="Source_20_Text"><text:span text:style-name="T1">null</text:span></text:span><text:span text:style-name="Source_20_Text"><text:span text:style-name="T2">;</text:span></text:span></text:p>
      <text:p text:style-name="P7"><text:span text:style-name="Source_20_Text"><text:span text:style-name="T3"><text:s text:c="8"/></text:span></text:span><text:span text:style-name="Source_20_Text"><text:span text:style-name="T1">int</text:span></text:span><text:span text:style-name="Source_20_Text"><text:span text:style-name="T2"> x = 1;</text:span></text:span></text:p>
      <text:p text:style-name="P1"><text:span text:style-name="Source_20_Text"><text:span text:style-name="T3"><text:s text:c="8"/></text:span></text:span><text:span text:style-name="Source_20_Text"><text:span text:style-name="T1">int</text:span></text:span><text:span text:style-name="Source_20_Text"><text:span text:style-name="T2"> z = 2;</text:span></text:span></text:p>
      <text:p text:style-name="P1"><text:span text:style-name="Source_20_Text"><text:span text:style-name="T3"><text:s text:c="8"/></text:span></text:span><text:span text:style-name="Source_20_Text"><text:span text:style-name="T1">if</text:span></text:span><text:span text:style-name="Source_20_Text"><text:span text:style-name="T2"> (x == 1 &amp;&amp; </text:span></text:span></text:p>
      <text:p text:style-name="P2"><text:span text:style-name="Source_20_Text"><text:s text:c="12"/>z == 2 &amp;&amp; </text:span></text:p>
      <text:p text:style-name="P1"><text:span text:style-name="Source_20_Text"><text:span text:style-name="T2"><text:s text:c="12"/></text:span></text:span><text:span text:style-name="Source_20_Text"><text:span text:style-name="T4">o</text:span></text:span><text:span text:style-name="Source_20_Text"><text:span text:style-name="T2">.</text:span></text:span><text:span text:style-name="Source_20_Text"><text:span text:style-name="T7">next</text:span></text:span><text:span text:style-name="Source_20_Text"><text:span text:style-name="T2"> == </text:span></text:span><text:span text:style-name="Source_20_Text"><text:span text:style-name="T1">null</text:span></text:span><text:span text:style-name="Source_20_Text"><text:span text:style-name="T2">) {</text:span></text:span></text:p>
      <text:p text:style-name="P1"><text:span text:style-name="Source_20_Text"><text:span text:style-name="T3"><text:s text:c="12"/></text:span></text:span><text:span text:style-name="Source_20_Text"><text:span text:style-name="T1">int</text:span></text:span><text:span text:style-name="Source_20_Text"><text:span text:style-name="T2"> </text:span></text:span><text:span text:style-name="Source_20_Text"><text:span text:style-name="T4">a</text:span></text:span><text:span text:style-name="Source_20_Text"><text:span text:style-name="T2"> = 3;</text:span></text:span></text:p>
      <text:p text:style-name="P2"><text:span text:style-name="Source_20_Text"><text:s text:c="8"/>}</text:span></text:p>
      <text:p text:style-name="P2"><text:span text:style-name="Source_20_Text"><text:s text:c="4"/>}</text:span></text:p>
      <text:p text:style-name="P2"><text:span text:style-name="Source_20_Text">}</text:span></text:p>
      <text:p text:style-name="P4">In regular verification (without invalid predicate) a branch will be opened that executes the statement "int a = 3". However this branch is invalid and closed by the proof strategy. But off cause this path is not reachable in program execution and should not be part of the symbolic execution debugger. To filter it out the invalid predicate ca be used.</text:p>
      <text:p text:style-name="P4">The form of the invalid predicate also influences the update symplification. The old <text:soft-page-break/>debugger declares it as regid predicate without parameters. Rigid predicates are independent from the actual state. The proof strategy will not lose any value in this case. It is more clever to declare the predicate as non-rigid and with the heap and method arguments as predicate parameters. In this case the proof strategy will simplify updats and variables not interested in will be lost.</text:p>
      <text:p text:style-name="P4"><text:span text:style-name="Paragraph">Solutions: </text:span>The following two possiblesolutiosn exist</text:p>
      <text:list xml:id="list31270579" text:style-name="L1">
        <text:list-item>
          <text:p text:style-name="P10">Useing a special taclet</text:p>
        </text:list-item>
      </text:list>
      <text:list xml:id="list31268525" text:style-name="L2">
        <text:list-item>
          <text:p text:style-name="P11">A special taclet is applied by the strategy as one of the first proof steps.</text:p>
        </text:list-item>
        <text:list-item>
          <text:p text:style-name="P11">This solution is implemented in the old debugger. </text:p>
        </text:list-item>
        <text:list-item>
          <text:p text:style-name="P11">Disadvantage: It is not possible to define a taclet with heap and method arguments as parameters, because the form is different from method to method.</text:p>
        </text:list-item>
      </text:list>
      <text:list xml:id="list31547687" text:continue-list="list31270579" text:style-name="L1">
        <text:list-item>
          <text:p text:style-name="P10">Programatically modification of the problem</text:p>
        </text:list-item>
      </text:list>
      <text:list xml:id="list31425172" text:style-name="L3">
        <text:list-item>
          <text:p text:style-name="P12">During problem instantation the sequence to proof is enriched with the invalid predicate.</text:p>
        </text:list-item>
        <text:list-item>
          <text:p text:style-name="P12">Advantage: Method specific parameters are possible </text:p>
        </text:list-item>
        <text:list-item>
          <text:p text:style-name="P12">Disadvantage: Must be implemented for every supported proof obligation</text:p>
        </text:list-item>
      </text:list>
      <text:p text:style-name="P4"><text:span text:style-name="Paragraph">Decision: </text:span>The second solution (programatically modification) is implemented because it has the benefit that variables not interested in are outfiltered by the proof stragety. At the moment KeY has only one proof obligation for contracts so it must be implemented only on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26S</meta:editing-duration>
    <meta:editing-cycles>24</meta:editing-cycles>
    <meta:generator>LibreOffice/3.5$Windows_x86 LibreOffice_project/7e68ba2-a744ebf-1f241b7-c506db1-7d53735</meta:generator>
    <dc:date>2012-02-17T11:41:01.76</dc:date>
    <meta:document-statistic meta:table-count="0" meta:image-count="0" meta:object-count="0" meta:page-count="2" meta:paragraph-count="43" meta:word-count="556" meta:character-count="3196" meta:non-whitespace-character-count="2847"/>
    <meta:user-defined meta:name="Info 1"/>
    <meta:user-defined meta:name="Info 2"/>
    <meta:user-defined meta:name="Info 3"/>
    <meta:user-defined meta:name="Info 4"/>
  </office:meta>
</office:document-meta>
</file>